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officeooo:rsid="000f06d7"/>
    </style:style>
    <style:style style:name="P2" style:family="paragraph" style:parent-style-name="Text_20_body">
      <style:text-properties officeooo:paragraph-rsid="00123c51"/>
    </style:style>
    <style:style style:name="P3" style:family="paragraph" style:parent-style-name="Text_20_body">
      <style:text-properties officeooo:paragraph-rsid="00131354"/>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officeooo:paragraph-rsid="0018a8e5"/>
    </style:style>
    <style:style style:name="P6" style:family="paragraph" style:parent-style-name="Text_20_body">
      <style:text-properties officeooo:paragraph-rsid="001a3fb9"/>
    </style:style>
    <style:style style:name="P7" style:family="paragraph" style:parent-style-name="Heading_20_3">
      <style:paragraph-properties fo:text-align="center" style:justify-single-word="false"/>
      <style:text-properties officeooo:paragraph-rsid="002789e9"/>
    </style:style>
    <style:style style:name="P8" style:family="paragraph" style:parent-style-name="Heading_20_3">
      <style:paragraph-properties fo:text-align="center" style:justify-single-word="false"/>
      <style:text-properties officeooo:rsid="000f06d7" officeooo:paragraph-rsid="002789e9"/>
    </style:style>
    <style:style style:name="P9" style:family="paragraph" style:parent-style-name="Text_20_body">
      <style:text-properties officeooo:paragraph-rsid="001d5fe8"/>
    </style:style>
    <style:style style:name="P10" style:family="paragraph" style:parent-style-name="Text_20_body">
      <style:paragraph-properties fo:text-align="center" style:justify-single-word="false"/>
      <style:text-properties officeooo:paragraph-rsid="002789e9"/>
    </style:style>
    <style:style style:name="P11" style:family="paragraph" style:parent-style-name="Text_20_body">
      <style:paragraph-properties fo:text-align="center" style:justify-single-word="false"/>
      <style:text-properties officeooo:rsid="000f06d7"/>
    </style:style>
    <style:style style:name="P12" style:family="paragraph" style:parent-style-name="Text_20_body">
      <style:paragraph-properties fo:text-align="center" style:justify-single-word="false"/>
      <style:text-properties officeooo:rsid="000f06d7" officeooo:paragraph-rsid="002789e9"/>
    </style:style>
    <style:style style:name="P13" style:family="paragraph" style:parent-style-name="Text_20_body">
      <style:paragraph-properties fo:text-align="justify" style:justify-single-word="false"/>
      <style:text-properties officeooo:paragraph-rsid="001f37c2"/>
    </style:style>
    <style:style style:name="T1" style:family="text">
      <style:text-properties fo:font-size="28pt" style:font-size-asian="28pt" style:font-size-complex="28pt"/>
    </style:style>
    <style:style style:name="T2" style:family="text">
      <style:text-properties fo:font-size="28pt" officeooo:rsid="001d5fe8" style:font-size-asian="28pt" style:font-size-complex="28pt"/>
    </style:style>
    <style:style style:name="T3" style:family="text">
      <style:text-properties fo:font-size="28pt" officeooo:rsid="002789e9" style:font-size-asian="28pt" style:font-size-complex="28pt"/>
    </style:style>
    <style:style style:name="T4" style:family="text">
      <style:text-properties fo:font-size="28pt" fo:font-weight="normal" officeooo:rsid="002789e9" style:font-size-asian="28pt" style:font-weight-asian="normal" style:font-size-complex="28pt" style:font-weight-complex="normal"/>
    </style:style>
    <style:style style:name="T5" style:family="text">
      <style:text-properties fo:font-size="28pt" fo:font-style="normal" fo:font-weight="normal" officeooo:rsid="001f37c2" style:font-size-asian="28pt" style:font-style-asian="normal" style:font-weight-asian="normal" style:font-size-complex="28pt" style:font-style-complex="normal" style:font-weight-complex="normal"/>
    </style:style>
    <style:style style:name="T6" style:family="text">
      <style:text-properties officeooo:rsid="0011ba36"/>
    </style:style>
    <style:style style:name="T7" style:family="text">
      <style:text-properties fo:font-weight="normal" style:font-weight-asian="normal" style:font-weight-complex="normal"/>
    </style:style>
    <style:style style:name="T8" style:family="text">
      <style:text-properties officeooo:rsid="00131354"/>
    </style:style>
    <style:style style:name="T9" style:family="text">
      <style:text-properties officeooo:rsid="001a3fb9"/>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normal" officeooo:rsid="001f37c2" style:font-size-asian="10.5pt" style:font-weight-asian="normal" style:font-size-complex="12pt" style:font-weight-complex="normal"/>
    </style:style>
    <style:style style:name="T12" style:family="text">
      <style:text-properties fo:font-size="12pt" fo:font-style="normal" fo:font-weight="normal" officeooo:rsid="001f37c2" style:font-size-asian="10.5pt" style:font-style-asian="normal" style:font-weight-asian="normal" style:font-size-complex="12pt" style:font-style-complex="normal" style:font-weight-complex="normal"/>
    </style:style>
    <style:style style:name="T13" style:family="text">
      <style:text-properties fo:font-size="13pt" fo:font-style="normal" officeooo:rsid="001f37c2" style:font-size-asian="13pt" style:font-style-asian="normal" style:font-size-complex="13pt" style:font-style-complex="normal"/>
    </style:style>
    <style:style style:name="T14" style:family="text">
      <style:text-properties fo:font-style="normal" fo:font-weight="normal" officeooo:rsid="001f37c2" style:font-style-asian="normal" style:font-weight-asian="normal" style:font-style-complex="normal" style:font-weight-complex="normal"/>
    </style:style>
    <style:style style:name="T15" style:family="text">
      <style:text-properties officeooo:rsid="0028a2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3"><text:span text:style-name="Strong_20_Emphasis"><text:span text:style-name="T4">Introduction</text:span></text:span></text:h>
      <text:p text:style-name="Text_20_body">Dans un monde <text:span text:style-name="T15">effondré </text:span>, un homme marche aux côtés de son chien, reliant chaque souvenir à la réalité qui l'entoure. Sa tête est mise à prix, mais son destin n'est pas encore scellé.</text:p>
      <text:p text:style-name="P12"><text:span text:style-name="Strong_20_Emphasis"><text:span text:style-name="T4"/></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Chapitre 1 : </text:span></text:span><text:span text:style-name="Strong_20_Emphasis"><text:span text:style-name="T2">Prions Ensembles</text:span></text:span></text:p>
      <text:p text:style-name="P3">Le jour se lève à peine, mais dans l'obscurité d’un vieux bâtiment abandonné, Soldat Fantôme ouvre les yeux. Le sol est froid et dur sous son corps épuisé, et ses muscles courbaturés témoignent des longues marches de la veille. À ses côtés, son fidèle compagnon, Coyote, un labrador à l'air vigilant, observe chaque mouvement de son maître avec calme. Soldat Fantôme aurait voulu dormir encore, se laisser submerger par un sommeil sans rêves, mais son instinct le ramène rapidement à la réalité. Il sait que l'immobilité est un luxe dangereux ici.</text:p>
      <text:p text:style-name="Text_20_body">Comme à l’habitude, il se lève, ramasse son sac et vérifie discrètement chaque recoin autour de lui. Alors qu’il descend les escaliers poussiéreux, des fragments de souvenirs surgissent, aussi fugaces qu’un éclat de lumière dans l’obscurité : une vie antérieure, autrefois remplie de voix et de rires, presque aussi fantomatique que lui.</text:p>
      <text:p text:style-name="Text_20_body">Pour Coyote, cependant, tout semble encore normal. Tant qu'il reste aux côtés de son maître, cela lui suffit. Il est né dans ce chaos. Le jour où Soldat l'a trouvé, il était maigre, seul et errant. D’abord hostile envers lui, Coyote s’est rapproché peu à peu, attiré par la nourriture et la chaleur émanant de Soldat. Soldat Fantôme sait que le monde est devenu une terre hostile, et chaque jour lui rappelle combien tout a basculé.</text:p>
      <text:p text:style-name="Text_20_body">En sortant du bâtiment, il inspecte les pièges qu’il a installés la veille. Ses espoirs de trouver de quoi manger sont minces. Pourtant, aujourd’hui, la chance lui sourit : un lièvre et un écureuil ont été pris. Coyote, excité par l’odeur de viande fraîche, agite la queue et jappe doucement, mais Soldat lève une main, imposant le silence. Ici, même un chuchotement peut attirer des oreilles indésirables…</text:p>
      <text:p text:style-name="Text_20_body">Soldat Fantôme s’agenouille et murmure un remerciement avant de récupérer les proies, tout en caressant doucement Coyote pour lui rappeler que le repas sera bientôt servi.</text:p>
      <text:p text:style-name="P5">Ensemble, ils se dirigent vers nulle part, longeant les petites routes et évitant les grands axes de peur de tomber sur de mauvaises surprises. Car les gens, maintenant, ne sont plus vraiment des gens : vaut mieux les éviter…</text:p>
      <text:p text:style-name="Text_20_body">Un parc désolé, envahi par la végétation, s’offre maintenant devant eux. Les balançoires rouillées grincent sous la brise, écho d'un passé oublié. Les tables de pique-nique en bois délabrées offriront un endroit où manger, pense Soldat, et les herbes hautes autour du parc, un couvert idéal pour allumer un petit feu.</text:p>
      <text:p text:style-name="Text_20_body">Tandis que les proies grillent lentement, Soldat Fantôme surveille les alentours d’un œil aiguisé. Le moindre bruit, le plus léger mouvement, pourrait annoncer l’arrivée d’un ennemi. Depuis que les hommes ont commencé à s’entretuer pour quelques miettes, chaque journée n’est qu’une lutte pour survivre un peu plus longtemps. Il jette un coup d'œil à Coyote, dont la présence lui rappelle une ancienne vie d’amitié et de loyauté, perdue dans les décombres de cette nouvelle ère.</text:p>
      <text:p text:style-name="P3"/>
      <text:p text:style-name="P6"><text:soft-page-break/>Leur repas terminé, Soldat Fantôme se lève, prêt à reprendre la route. </text:p>
      <text:p text:style-name="P6">Mais <text:span text:style-name="T9">quelque chose ne vas pas… </text:span></text:p>
      <text:p text:style-name="P6"><text:s/><text:span text:style-name="T9">Devant lui </text:span>une ombre à la lisière du bois <text:span text:style-name="T9">semble avoir bouger</text:span>. Son corps se tend, ses sens en alerte. Coyote, lui, semble calme, comme s'il ne ressentait pas la menace. Peut-être que la fatigue commence à lui jouer des tours, mais Soldat sait qu’il ne peut pas se permettre de baisser sa garde. Sa tête est mise à prix, et le simple fait d'exister fait de lui une cible pour ceux qui <text:span text:style-name="T6">le </text:span>chassent.</text:p>
      <text:p text:style-name="Text_20_body">Soldat Fantôme marche lentement vers l’ombre, laissant ses pas effleurer le sol en silence, prêt à dégainer au moindre signe de danger. Pourtant, en arrivant à l’endroit où il a cru voir quelque chose, il ne trouve que des arbres agités par le vent.</text:p>
      <text:p text:style-name="Text_20_body">— Ça commence à te monter à la tête, murmure-t-il, un sourire amer au coin des lèvres.</text:p>
      <text:p text:style-name="P6">Ils reprennent la route , <text:span text:style-name="T9">tournant la tête a quelque reprise par dessus son épaule : juste pour être sùre.</text:span> </text:p>
      <text:p text:style-name="P6">À travers les arbres décharnés, les ruines d’une vieille église se dessinent. Les vitraux brisés et les portes béantes lui rappellent un autre jour, une époque qui lui semble presque irréelle.</text:p>
      <text:p text:style-name="Text_20_body"><text:span text:style-name="Strong_20_Emphasis"><text:span text:style-name="T8">L</text:span></text:span><text:span text:style-name="Strong_20_Emphasis">a situation avait évolué rapidement : un virus incontrôlable, s'attaquant à l'esprit humain, rendait les gens fous. La folie s'emparait de leur conscience, les transformant en créatures imprévisibles et violentes. La contagion ne faisait pas de discrimination : un simple contact ou une respiration suffisait pour plonger les esprits dans une rage aveugle. Des quartiers entiers étaient devenus des champs de bataille, des foyers tranquilles s’étaient changés en zones de guerre.</text:span></text:p>
      <text:p text:style-name="P4">Puis, le coup de grâce : un message officiel annonça la Grande Purge. Pour contenir cette folie dévastatrice, le gouvernement décréta l’élimination de tous les citoyens jugés « non essentiels » ou suspects d'infection. La purge allait durer trois mois, trois longs mois où toute tentative de survivre deviendrait une course contre la mort. Les sirènes retentirent à travers la ville, et ce qui restait des forces de l’ordre reçut pour mission d’exterminer tout ce qui ne correspondait pas aux critères de « salut national ».</text:p>
      <text:p text:style-name="P4">Soldat Fantôme, jusqu'alors un inconnu de la société, décida de se rebeller. Il avait toujours vécu dans l’ombre, mais face à cette barbarie, son sens de la justice se révolta. Sa loyauté ne pourrait jamais appartenir à un gouvernement qui sacrifierait sa propre population pour un semblant de contrôle. Rassemblant autour de lui un groupe de résistants, ils s’organisèrent pour renverser les autorités locales et sauver autant d’innocents que possible. Ce n'était qu'un maigre espoir pour ceux qui fuyaient la purge, mais c'était mieux que rien.</text:p>
      <text:p text:style-name="P4">Les mois passèrent, chaque jour apportant son lot de batailles et de pertes. La résistance devenait une flamme fragile, mais indispensable dans ce monde de ténèbres. Puis le coup fatal tomba : Soldat Fantôme fut trahi. Son plus fidèle allié, l'ami en qui il avait placé une confiance inébranlable, l'avait vendu aux Maraudeurs. Ce groupe impitoyable, infiltré dans les rangs de la <text:soft-page-break/>résistance, avait un seul objectif : s’emparer de ce qui restait d’influence pour régner par la terreur.</text:p>
      <text:p text:style-name="P4">Avec la chute du gouvernement, les Maraudeurs instaurèrent leur loi brutale dans les camps de survivants. Désormais, ces camps étaient des prisons sans espoir, où hommes et femmes luttaient pour une maigre survie, sous la domination d’une cruauté implacable. Soldat Fantôme échappa de justesse à leurs griffes, mais le monde qu'il avait cherché à protéger lui échappait. Il devenait une ombre, une légende parmi les ruines, alors que les Maraudeurs s'installaient au sommet de cet empire déchu, imposant leur loi.</text:p>
      <text:p text:style-name="P4">Le passé qu’il avait combattu pour changer semblait revenir le hanter. Désormais, Soldat Fantôme n’était plus qu’un fugitif, une lueur d’espoir au milieu de cendres encore chaudes, prêt à renverser l’ordre sombre qui étouffait l’humanité.</text:p>
      <text:p text:style-name="P2">Les souvenirs de ce passé sombre pèsent lourd sur ses épaules, mais Soldat Fantôme les repousse d'un geste. Le bruit de ses pensées est remplacé par celui des pas de Coyote, qui, sans prévenir, trotte en reniflant vers l'église. Dans ses mouvements agiles, la poussière se soulève, troublant l'air déjà chargé de l’odeur rance de la ville en ruines. Un sourire se dessine sur les lèvres de Soldat Fantôme.</text:p>
      <text:p text:style-name="P2"><text:span text:style-name="Strong_20_Emphasis">— Toujours curieux, celui-là, murmure-t-il en observant son compagnon.</text:span></text:p>
      <text:p text:style-name="P2"><text:span text:style-name="Strong_20_Emphasis"><text:span text:style-name="T7">Dans l’air lourd et silencieux, il suit son compagnon, jusqu’à atteindre les vitraux brisés de l’édifice abandonné. Les ombres se déploient sur le sol poussiéreux, et un silence pesant enveloppe la nef</text:span></text:span><text:span text:style-name="Strong_20_Emphasis">.</text:span></text:p>
      <text:p text:style-name="Text_20_body">Soudain, Coyote s’immobilise, fixant un point à l’autre bout de la salle. Soldat Fantôme scrute à son tour, les sens en alerte. Il aperçoit une petite silhouette recroquevillée, à moitié dissimulée dans les ténèbres.</text:p>
      <text:p text:style-name="Text_20_body">Ses mains se tendent, hésitant un instant avant de relâcher la poignée de son arme. Il avance prudemment, conscient que même une jeune âme peut représenter un danger dans ce monde. Il approche encore, et la silhouette se détache peu à peu des ombres.</text:p>
      <text:p text:style-name="Text_20_body">C’est une fillette, maigre et affaiblie, vêtue de haillons. Ses cheveux emmêlés tombent sur ses épaules, et son visage, bien que marqué par la crasse, laisse transparaître une innocence surprenante. Ses grands yeux clairs, emplis d’une détresse insondable, se posent sur lui. Elle ne bouge pas, le regard rivé sur Soldat Fantôme avec une confiance instinctive, presque comme si elle avait attendu son arrivée.</text:p>
      <text:p text:style-name="Text_20_body">— Comment tu t’appelles ? murmure-t-il d’une voix douce, sans pour autant baisser sa garde.</text:p>
      <text:p text:style-name="Text_20_body">La fillette l’observe un instant avant de murmurer d’une voix faible :</text:p>
      <text:p text:style-name="Text_20_body">— Alice.</text:p>
      <text:p text:style-name="P3">Un frisson parcourt Soldat Fantôme lorsqu’il pose son regard sur la silhouette frêle d’Alice. Dans ce monde brutalisé, croiser une enfant est une rareté, une anomalie qui remet en question les lois de survie qu’il s’est imposées. Le simple fait qu’elle ait pu survivre seule ici, dans ces terres désolées, le plonge dans un mélange de perplexité et de méfiance. Pourtant, sa curiosité prend le dessus.</text:p>
      <text:p text:style-name="Text_20_body"><text:soft-page-break/>Il reprend son calme et entame une conversation prudente avec elle, posant des questions simples. Peu à peu, Alice dévoile son histoire. Elle explique, d'une voix douce mais déterminée, qu’elle attend sa mère depuis plusieurs jours. Sa mère et elle s’étaient échappées du camp de Bltom, un endroit lugubre situé à quelques kilomètres de là. Épuisées et traquées, elles avaient trouvé refuge dans cet endroit abandonné. Mais, depuis, sa mère n’était jamais revenue. Elle avait disparu dans les ombres de ce monde dévasté, laissant Alice seule face à l’inconnu.</text:p>
      <text:p text:style-name="Text_20_body">Ce qui surprend le plus Soldat Fantôme, c’est lorsque la petite fille lui révèle qu’elle cherche un certain « Soldat Fantôme ». Il reste figé, son regard se posant sur elle avec intensité.</text:p>
      <text:p text:style-name="Text_20_body">Comment pouvait-elle connaître son nom ?</text:p>
      <text:p text:style-name="Text_20_body">Soldat Fantôme se sent soudain déstabilisé, envahi par un flot de pensées et de doutes. Qui était réellement cette enfant, et pourquoi cherchait-elle un homme dont elle ne devrait rien savoir ?</text:p>
      <text:p text:style-name="Text_20_body">Soldat Fantôme fixe intensément la petite fille, son regard se durcissant.</text:p>
      <text:p text:style-name="Text_20_body">— Tu es vraiment seule ? répète-t-il, cette fois d’une voix plus froide, presque sévère.</text:p>
      <text:p text:style-name="Text_20_body">À ses pieds, Coyote commence à gronder, les oreilles baissées, montrant les crocs, en alerte face à cette étrangère qui pourrait représenter un danger. La fillette, surprise et apeurée, recule d’un pas, la voix tremblante.</text:p>
      <text:p text:style-name="Text_20_body">— Oui… oui, je suis seule… et j’ai faim ! répond-elle en retenant un sanglot, des larmes commençant à rouler sur ses joues.</text:p>
      <text:p text:style-name="Text_20_body">— Tu es contaminée, n’est-ce pas ? accuse Soldat, haussant le ton, ses yeux fouillant chaque détail de son visage, à la recherche de signes de la maladie.</text:p>
      <text:p text:style-name="Text_20_body">— Non… non, je vous le jure ! Ne me faites pas de mal, s’il vous plaît… implore-t-elle, recroquevillée sur elle-même.</text:p>
      <text:p text:style-name="Text_20_body">Soldat la fixe encore un moment, observant les parties visibles de son corps, cherchant des traces suspectes, des plaies ou des signes de la folie qui s’empare de tant de survivants. Finalement, il soupire, se tourne vers Coyote et lui fait un signe pour qu’il se calme. Le chien obéit, mais garde ses yeux rivés sur la fillette.</text:p>
      <text:p text:style-name="Text_20_body">Plongeant sa main dans son sac, Soldat en ressort un morceau de viande qu’il avait mis de côté, prévu pour le lendemain. Il hésite une seconde, mais tend le morceau vers elle, le regard toujours méfiant.</text:p>
      <text:p text:style-name="Text_20_body">— Tiens. Mange. Mais doucement…</text:p>
      <text:p text:style-name="Text_20_body">La fillette tend une main tremblante pour attraper la nourriture, l’arrachant d’un coup presque sauvage, puis mord dans le morceau sans attendre. Soldat l’observe, partagé entre méfiance et compassion.</text:p>
      <text:p text:style-name="Text_20_body">Se tournant vers Coyote, il murmure en guise de conclusion :</text:p>
      <text:p text:style-name="P9">— Bon, on dirait qu’on passera la nuit ici, cette fois…<text:span text:style-name="T1"/></text:p>
      <text:p text:style-name="P9"><text:soft-page-break/><text:span text:style-name="Strong_20_Emphasis"><text:span text:style-name="T10">Pendant cette nuit, Soldat Fantôme rêve et, dans ce rêve, il est replongé cinq ans en arrière, au jour où son monde s’est brisé. Les souvenirs affluent, précis et insupportables, chaque détail ravivant la douleur encore vive.</text:span></text:span></text:p>
      <text:p text:style-name="Text_20_body">Sur une grande esplanade de béton, une foule dense et silencieuse observe en retrait. Parmi ceux qui attendent, désignés comme "non essentiels" lors de la Grande Purge, se trouvent sa femme, leur fille et leur vieux labrador noir, Dooky. Fidèle, Dooky reste près d’elles, assis en silence, les grands yeux sombres levés vers son maître comme s’il attendait un signe, une dernière chance de les protéger. La femme de Soldat Fantôme, menottée, le regarde une dernière fois avec un amour silencieux et résigné. Leur fille, trop jeune pour comprendre l'horreur de la situation, serre la main de sa mère, les yeux innocents et perdus.</text:p>
      <text:p text:style-name="Text_20_body">Impuissant, Soldat Fantôme se débat contre les gardes qui le retiennent, chaque muscle tendu de rage et de désespoir. Lui, désigné comme "essentiel", est condamné à survivre alors que ceux qu’il aime le plus au monde sont voués à disparaître. Il hurle intérieurement contre l’injustice d’un monde qui lui arrache tout, même le fidèle Dooky, qui reste planté là, sans un son, gardien silencieux de son dernier espoir.</text:p>
      <text:p text:style-name="Text_20_body">Le claquement sec des détonations brise l’air. Sa famille s’effondre, et Dooky, fidèle jusqu’au bout, pousse un dernier aboiement, comme un adieu désespéré, avant de s’écrouler, fauché par les balles.</text:p>
      <text:p text:style-name="Text_20_body">La mémoire s’efface aussi brutalement qu’elle est revenue, ramenant Soldat Fantôme au présent.</text:p>
      <text:p text:style-name="Text_20_body">Dans la noirceur, il allume son briquet à essence pour voir si sa nouvelle rencontre se porte bien. Ce qu’il voit alors lui fait tomber une larme du coin de l’œil.</text:p>
      <text:p text:style-name="Text_20_body">La petite est maintenant recroquevillée contre le ventre de son fidèle compagnon, dormant doucement au gré de cette nuit pourtant si risquée…</text:p>
      <text:p text:style-name="Text_20_body"/>
      <text:p text:style-name="Text_20_body"/>
      <text:p text:style-name="Text_20_body"/>
      <text:p text:style-name="Text_20_body"/>
      <text:p text:style-name="Text_20_body"/>
      <text:p text:style-name="P13"><text:span text:style-name="Emphasis"><text:span text:style-name="T13"/></text:span></text:p>
      <text:p text:style-name="P13"><text:span text:style-name="Emphasis"><text:span text:style-name="T13"/></text:span></text:p>
      <text:p text:style-name="P13"><text:span text:style-name="Emphasis"><text:span text:style-name="T13"/></text:span></text:p>
      <text:p text:style-name="P13"><text:span text:style-name="Emphasis"><text:span text:style-name="T13"/></text:span></text:p>
      <text:p text:style-name="P13"><text:span text:style-name="Emphasis"><text:span text:style-name="T13"/></text:span></text:p>
      <text:p text:style-name="P13"><text:span text:style-name="Emphasis"><text:span text:style-name="T13"/></text:span></text:p>
      <text:h text:style-name="P7" text:outline-level="3"><text:soft-page-break/><text:span text:style-name="Strong_20_Emphasis"><text:span text:style-name="T5">Chapitre 2 : Demande de pardon</text:span></text:span></text:h>
      <text:p text:style-name="Text_20_body">Le lendemain matin, Soldat se réveilla tôt, bien plus tôt qu’Alice. Cette situation l'incita à prendre une décision inhabituelle : il laissa la petite dormir encore un peu, sous la garde de Coyote, tandis qu'il allait vérifier les cages. Mais cette fois, elles étaient vides.</text:p>
      <text:p text:style-name="Text_20_body">— Pas de chance ce matin…</text:p>
      <text:p text:style-name="Text_20_body">De retour à l’église, Alice était éveillée et avait même pris soin de rallumer le feu, espérant pouvoir manger encore une fois.</text:p>
      <text:p text:style-name="Text_20_body">— Éteins ce feu, Alice. Ça ne vaut pas la peine. De toute façon, je ne mange jamais au même endroit où j’ai dormi la veille.</text:p>
      <text:p text:style-name="Text_20_body">Déçue, la fillette éteignit le feu du bout du pied et regarda Soldat d’un air triste.</text:p>
      <text:p text:style-name="Text_20_body">— Mais… quand est-ce qu’on va manger alors ?</text:p>
      <text:p text:style-name="Text_20_body">— Je ne sais pas, répondit Soldat. Mais je te propose d’aller faire un tour au dépanneur que j’ai aperçu hier. Peut-être y restera-t-il quelques conserves.</text:p>
      <text:p text:style-name="Text_20_body">C’était risqué, mais Soldat savait que la petite avait besoin de forces pour continuer à marcher. Arrivés près du commerce, il donna quelques instructions à Alice.</text:p>
      <text:p text:style-name="Text_20_body">— Reste derrière moi, et laisse Coyote flairer pour voir s’il y a de la nourriture. On ne prend pas de risques inutiles, sinon la promesse de te réveiller encore demain n’est pas certaine. Compris ?</text:p>
      <text:p text:style-name="Text_20_body">Alice hocha la tête et se mit en position sans attendre.</text:p>
      <text:p text:style-name="Text_20_body">— Vas-y, Coyote, et préviens-nous si tu trouves quelque chose !</text:p>
      <text:p text:style-name="Text_20_body">Il regarda le chien partir, puis resta immobile avec la fillette.</text:p>
      <text:p text:style-name="Text_20_body">— On ne le suit pas ? demanda Alice, perplexe.</text:p>
      <text:p text:style-name="Text_20_body">— Non. Et j’avais oublié : évite de poser des questions inutiles. Ça fait du bruit, et on ne peut pas se le permettre.</text:p>
      <text:p text:style-name="Text_20_body">Quelques instants plus tard, un jappement retentit, signalant que Coyote avait trouvé quelque chose.</text:p>
      <text:p text:style-name="Text_20_body">— Bon, suis-moi, on dirait que le déjeuner nous attend.</text:p>
      <text:p text:style-name="Text_20_body">En effet, Coyote avait déniché de vieilles boîtes de salade de fruits et de sardines, parfaites pour tenir quelques jours si le gibier continuait de se faire rare. Soldat offrit une boîte entière à la fillette.</text:p>
      <text:p text:style-name="Text_20_body">— Mange, et garde un peu pour Coyote. Moi, je mangerai plus tard.</text:p>
      <text:p text:style-name="Text_20_body">— Merci, Monsieur, dit Alice en prenant la boîte. Mais… j’ai oublié de te dire quelque chose hier. Maintenant qu'il n’y a plus de doute, ma mère m’a demandé de te donner ça si elle ne revenait pas.</text:p>
      <text:p text:style-name="Text_20_body">Elle lui tendit un bout de papier plié. Soldat déplia le papier et lut :</text:p>
      <text:p text:style-name="Quotations"><text:soft-page-break/>Cher Soldat Fantôme,<text:line-break/>Je sais que cela te semblera difficile à croire, mais Alice est plus importante pour toi que tu ne le penses. Tu dois impérativement la conduire à Saint-Georges. Là-bas, son oncle l’attend, et il t’expliquera tout. En attendant, je t’en prie, ne la laisse pas seule. Une absolution de la prime sur ta tête te sera accordée en échange. Voici l’adresse : 20, rue des Oliviers, Saint-Georges.</text:p>
      <text:p text:style-name="Text_20_body">— Non... ce n’est pas possible… pensa Soldat. Un piège ? Ou quoi ?!</text:p>
      <text:p text:style-name="Text_20_body">— Qui t’a vraiment demandé de me donner ça ? demanda-t-il à Alice, les sourcils froncés.</text:p>
      <text:p text:style-name="Text_20_body">— Ma mère, je te le jure.</text:p>
      <text:p text:style-name="Text_20_body">— Non, tu mens.</text:p>
      <text:p text:style-name="Text_20_body">La petite se remit à pleurer, et Coyote, fidèle et protecteur, montra les dents à Soldat pour défendre Alice.</text:p>
      <text:p text:style-name="Text_20_body">— C’est impossible ! Trop beau pour être vrai… pensa-t-il. Mais la petite n’a pourtant pas l’air de mentir…</text:p>
      <text:p text:style-name="Text_20_body">Il soupira, adoucissant son ton.</text:p>
      <text:p text:style-name="Text_20_body">— Bon, d’accord, je te crois. Mais toi… est-ce que tu veux vraiment y aller ?</text:p>
      <text:p text:style-name="Text_20_body">— Où ça ? demanda-t-elle, un peu perdue.</text:p>
      <text:p text:style-name="Text_20_body">Devant son air désespéré, il prit le temps de lui expliquer la situation.</text:p>
      <text:p text:style-name="Text_20_body">— Bon, allons voir. Mais si je découvre que c’est un piège, je te laisse là-bas, d’accord ?</text:p>
      <text:p text:style-name="Text_20_body">Le chemin serait long et parsemé d’embûches, mais l’espoir de vivre libre à nouveau poussa Soldat à prendre cette direction. Cependant, il ne pouvait pas risquer de suivre les grands axes.</text:p>
      <text:p text:style-name="Text_20_body">Face à la complexité de la situation, Soldat réfléchit quelques instants, puis annonça :</text:p>
      <text:p text:style-name="Text_20_body">— Bon, commençons par trouver une carte au bureau d’office. Pas question de prendre les grandes routes ni de se perdre dans les chemins de campagne. Saint-Georges est à 200 kilomètres d’ici, et nous sommes à Saint-Léonard.</text:p>
      <text:p text:style-name="Text_20_body">L’office de Léonard, bien que modeste, était figé dans le temps. Autrefois bruyante, cette bâtisse avait perdu son animation. Les gens venaient autrefois pour s'occuper de leurs taxes et de leurs règlements municipaux, mais maintenant, il n'y avait plus rien, seulement une tonne de papiers éparpillés au sol, signe que le départ avait été précipité et sans appel.</text:p>
      <text:p text:style-name="Text_20_body">Un souvenir refit surface dans la mémoire d’Alice. Elle se rappelait le jour où, avec sa mère, elle était venue récupérer la médaille de leur chien dans une ville voisine, mais le reste lui était flou.</text:p>
      <text:p text:style-name="Text_20_body">— Ça va, Alice ? Tu sembles figée. Ça te rappelle quelque chose ? demanda Soldat, perplexe.</text:p>
      <text:p text:style-name="Text_20_body">— Non, rien, j'observais, c'est tout.</text:p>
      <text:p text:style-name="Text_20_body"><text:soft-page-break/>Elle venait de mentir pour la première fois à son nouveau protecteur, mais heureusement, Soldat ne s’en aperçut pas.</text:p>
      <text:p text:style-name="Text_20_body">Ils avaient beau fouiller sans relâche, les cartes restaient introuvables. Le premier étage ne contenait rien de ce qu’ils cherchaient.</text:p>
      <text:p text:style-name="Text_20_body">— Le deuxième, peut-être, suggéra Soldat.</text:p>
      <text:p text:style-name="Text_20_body">En montant au deuxième étage, un rire soudain attira son attention. Il n’était pas seul ; au loin, deux voix se disputaient.</text:p>
      <text:p text:style-name="Text_20_body">— C’est moi qui garde la prime, capiche ?</text:p>
      <text:p text:style-name="Text_20_body">— Il a presque failli me voir hier, alors cette fois, laisse-moi faire.</text:p>
      <text:p text:style-name="Text_20_body">Ce n’était donc pas une illusion. Soldat ressentit une montée d’adrénaline. Coyote, à ses côtés, commençait à se fatiguer. Que se passait-il ?</text:p>
      <text:p text:style-name="Text_20_body">Ne pouvant pas repartir bredouille, il n’avait pas le choix : il devait les éliminer ou rien. Faisant signe à Alice de rester en arrière, il monta doucement avec Coyote. Il fit des gestes à son chien, qui s’élança à travers les débris, contournant les deux maraudeurs.</text:p>
      <text:p text:style-name="Text_20_body">À portée, Coyote grogna très fort pour attirer leur attention. Soldat profita de ce moment pour sortir et les abattre tous les deux.</text:p>
      <text:p text:style-name="Text_20_body">— Alice, dépêche-toi ! Fouille-les pendant que je vais chercher vite, peut-être qu’il n’y a pas que ça...</text:p>
      <text:p text:style-name="Text_20_body">Ce ne fut pas long avant qu'il ne trouve la carte routière. De son côté, Alice avait découvert, à sa grande joie, une barre de chocolat. Malheureusement, elle ne put pas en partager avec Coyote, mais Soldat en prit un petit morceau. C’était de l’or en ces temps obscurs.</text:p>
      <text:p text:style-name="P10"><text:span text:style-name="Strong_20_Emphasis"><text:span text:style-name="T12"/></text:span></text:p>
      <text:p text:style-name="P13"><text:span text:style-name="Strong_20_Emphasis"><text:span text:style-name="T11"/></text:span></text:p>
      <text:p text:style-name="P13"><text:span text:style-name="Strong_20_Emphasis"><text:span text:style-name="T1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C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5T08:26:09.730185818</meta:creation-date>
    <dc:date>2024-10-25T18:02:11.921107223</dc:date>
    <meta:editing-duration>PT1H41M36S</meta:editing-duration>
    <meta:editing-cycles>16</meta:editing-cycles>
    <meta:generator>LibreOffice/24.2.6.2$Linux_X86_64 LibreOffice_project/420$Build-2</meta:generator>
    <meta:document-statistic meta:table-count="0" meta:image-count="0" meta:object-count="0" meta:page-count="9" meta:paragraph-count="108" meta:word-count="3286" meta:character-count="19725" meta:non-whitespace-character-count="16507"/>
  </office:meta>
</office:document-meta>
</file>